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09a8e5" officeooo:paragraph-rsid="0009a8e5"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09a8e5" officeooo:paragraph-rsid="0009a8e5"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9a8e5" officeooo:paragraph-rsid="0009a8e5"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9a8e5" officeooo:paragraph-rsid="0009a8e5" style:font-size-asian="9.60000038146973pt" style:font-weight-asian="bold" style:font-size-complex="11pt" style:font-weight-complex="bold"/>
    </style:style>
    <style:style style:name="P5" style:family="paragraph" style:parent-style-name="Standard">
      <style:text-properties fo:color="#bbe33d" loext:opacity="100%" style:font-name="Arial1" fo:font-size="11pt" fo:font-weight="bold" officeooo:rsid="0009a8e5" officeooo:paragraph-rsid="0009a8e5"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3: Estructura de un documento HTML.</text:p>
      <text:p text:style-name="P1"/>
      <text:p text:style-name="P2">1. Estructura de un documento HTML.</text:p>
      <text:p text:style-name="P2"/>
      <text:p text:style-name="P4">Consta de 3 partes:</text:p>
      <text:p text:style-name="P4"/>
      <text:p text:style-name="P3">· Una primera línea que contiene la información sobre la versión de HTML que estemos usando.</text:p>
      <text:p text:style-name="P3"/>
      <text:p text:style-name="P3">· Una cabecera con información sobre la página web que estamos creando.</text:p>
      <text:p text:style-name="P3"/>
      <text:p text:style-name="P3">· Un cuerpo que abarca la información del documento.</text:p>
      <text:p text:style-name="P3"/>
      <text:p text:style-name="P3">Todo documento tiene que ir acotado entre las etiquetas <text:span text:style-name="T1">&lt;html&gt;&lt;/html&gt;;</text:span> Representará la raíz de nuestra estructura.</text:p>
      <text:p text:style-name="P3"/>
      <text:p text:style-name="P3">Después, <text:span text:style-name="T1">&lt;head&gt;&lt;/head&gt;</text:span>, que contendrá información del documento, como el título.</text:p>
      <text:p text:style-name="P3"/>
      <text:p text:style-name="P4">&lt;title&gt;&lt;/title&gt;<text:span text:style-name="T2"> donde indicaremos el título de la página.</text:span></text:p>
      <text:p text:style-name="P4"><text:span text:style-name="T2"/></text:p>
      <text:p text:style-name="P4"><text:span text:style-name="T2">Por último </text:span>&lt;body&gt;&lt;/body&gt;<text:span text:style-name="T2"> donde iremos incluyendo otras etiquetas para crear el contenido.</text:span></text:p>
      <text:p text:style-name="P4"><text:span text:style-name="T2"/></text:p>
      <text:p text:style-name="P2">2. Tipo de documento (DTD).</text:p>
      <text:p text:style-name="P2"/>
      <text:p text:style-name="P3">La etiqueta <text:span text:style-name="T1">&lt;!DOCTYPE…&gt; </text:span>nos indica el tipo de documento con el que trabajaremos.</text:p>
      <text:p text:style-name="P3">Los tipos de documentos posibles son:</text:p>
      <text:p text:style-name="P3"/>
      <text:p text:style-name="P4">· Estricto: <text:span text:style-name="T2">permite usar etiquetas de HTML 4.01, pero no va a admitir etiquetas obsoletas.</text:span></text:p>
      <text:p text:style-name="P4"><text:span text:style-name="T2"/></text:p>
      <text:p text:style-name="P4">· Transicional: <text:span text:style-name="T2">en este pueden usar etiquetas de cualquier versión de HTML.</text:span></text:p>
      <text:p text:style-name="P4"><text:span text:style-name="T2"/></text:p>
      <text:p text:style-name="P4">· Frameset: <text:span text:style-name="T2">tendría soporte para frames (marcos que se crean en las páginas web).</text:span></text:p>
      <text:p text:style-name="P4"><text:span text:style-name="T2"/></text:p>
      <text:p text:style-name="P2">3. Cabecera.</text:p>
      <text:p text:style-name="P2"/>
      <text:p text:style-name="P3">Dentro de las etiquetas de &lt;head&gt;&lt;/head&gt; vamos a incluir elementos de la cabecera:</text:p>
      <text:p text:style-name="P3"/>
      <text:p text:style-name="P4">· &lt;title&gt;: <text:span text:style-name="T2">se indica el título de la página.</text:span></text:p>
      <text:p text:style-name="P4"><text:span text:style-name="T2"/></text:p>
      <text:p text:style-name="P4">· &lt;meta&gt;: <text:span text:style-name="T2">define metadatos que no se pueden crear con otras etiquetas de HTML.</text:span></text:p>
      <text:p text:style-name="P4"><text:span text:style-name="T2"/></text:p>
      <text:p text:style-name="P4">· &lt;meta charset=”UFT-8”&gt;:<text:span text:style-name="T2"> indica el conjunto de caracteres usados.</text:span></text:p>
      <text:p text:style-name="P4"><text:span text:style-name="T2"/></text:p>
      <text:p text:style-name="P4">· &lt;meta name=”description” content=”Contenido”&gt;: <text:span text:style-name="T2">se puede indicar qué tipo de información va a contener la página web.</text:span></text:p>
      <text:p text:style-name="P4"><text:span text:style-name="T2"/></text:p>
      <text:p text:style-name="P4">· &lt;meta name=”keywords” content=”palabras clave”&gt;:<text:span text:style-name="T2"> permite indicar las palabras clave para los motores de búsqueda.</text:span></text:p>
      <text:p text:style-name="P4"><text:span text:style-name="T2"/></text:p>
      <text:p text:style-name="P4">· &lt;meta name=”author” content=”nombre del autor”&gt;:<text:span text:style-name="T2"> se indica el autor de la web.</text:span></text:p>
      <text:p text:style-name="P4"><text:span text:style-name="T2"/></text:p>
      <text:p text:style-name="P4">· &lt;link&gt;: <text:span text:style-name="T2">se utiliza para enlazar CSS externo.</text:span></text:p>
      <text:p text:style-name="P4"><text:soft-page-break/>· &lt;style&gt;: <text:span text:style-name="T2">aquí escribiríamos el CSS.</text:span></text:p>
      <text:p text:style-name="P4"><text:span text:style-name="T2"/></text:p>
      <text:p text:style-name="P4">· &lt;script&gt;: <text:span text:style-name="T2">se indica un script en línea o la referencia a un fichero externo con el script.</text:span></text:p>
      <text:p text:style-name="P4"><text:span text:style-name="T2"/></text:p>
      <text:p text:style-name="P5">3.1. Charset (Juego de caracteres).</text:p>
      <text:p text:style-name="P5"/>
      <text:p text:style-name="P4">· ASCII: <text:span text:style-name="T2">(American Standard Code for Information Interchange) fue el primer estándar para codificar los caracteres. Definió 128 caracteres alfanuméricos, aunque actualmente admite más.</text:span></text:p>
      <text:p text:style-name="P4"><text:span text:style-name="T2"/></text:p>
      <text:p text:style-name="P4">· ISO-8859-1: <text:span text:style-name="T2">era el juego de caracteres usado para HTML 4. Admite 256 caracteres diferentes.</text:span></text:p>
      <text:p text:style-name="P4"><text:span text:style-name="T2"/></text:p>
      <text:p text:style-name="P4">· ANSI: <text:span text:style-name="T2">fue el juego original de Windows. Es igual que ISO-8859-1, pero tiene 32 caracteres más.</text:span></text:p>
      <text:p text:style-name="P4"><text:span text:style-name="T2"/></text:p>
      <text:p text:style-name="P4">· UTF-8: <text:span text:style-name="T2">salva las limitaciones de los dos juegos anteriores, pues cubre casi todos los caracteres y símbolos del mundo.</text:span></text:p>
      <text:p text:style-name="P4"><text:span text:style-name="T2"/></text:p>
      <text:p text:style-name="P4"><text:span text:style-name="T2">Cuando tenemos que incluir algunos símbolos que no tengamos en el teclado a una página HTML, podemos usar el número HTML correspondiente a ese carácter. Por ejemplo:</text:span></text:p>
      <text:p text:style-name="P4"><text:span text:style-name="T2"/></text:p>
      <text:p text:style-name="P4">&lt;p&gt; Voy a mostrar el signo de admiración &amp;#33;&lt;/p&gt;</text:p>
      <text:p text:style-name="P4"/>
      <text:p text:style-name="P2">4. Cuerpo Bloques de contenido. Párrafo.</text:p>
      <text:p text:style-name="P2"/>
      <text:p text:style-name="P3">Dentro de las etiquetas &lt;body&gt;&lt;/body&gt; vamos a incluir los elementos del cuerpo.</text:p>
      <text:p text:style-name="P3">Podemos clasificar los tipos de etiquetas en los siguientes grupos:</text:p>
      <text:p text:style-name="P3"/>
      <text:p text:style-name="P3">· Bloques de contenido.</text:p>
      <text:p text:style-name="P3">· Secciones.</text:p>
      <text:p text:style-name="P3">· Texto.</text:p>
      <text:p text:style-name="P3">· Enlaces.</text:p>
      <text:p text:style-name="P3">· Listas.</text:p>
      <text:p text:style-name="P3">· Contenido incrustado.</text:p>
      <text:p text:style-name="P3">· Tablas.</text:p>
      <text:p text:style-name="P3">· Formularios.</text:p>
      <text:p text:style-name="P3">· Elementos interactivos.</text:p>
      <text:p text:style-name="P3"/>
      <text:p text:style-name="P4">Bloques de contenido.</text:p>
      <text:p text:style-name="P4"/>
      <text:p text:style-name="P4">· Párrafo &lt;p&gt;: <text:span text:style-name="T2">esta etiqueta nos va a permitir crear párrafos de texto o imágenes.</text:span></text:p>
      <text:p text:style-name="P4"><text:span text:style-name="T2"/></text:p>
      <text:p text:style-name="P2">5. Cuerpo. Bloques de contenido. Separador y división.</text:p>
      <text:p text:style-name="P2"/>
      <text:p text:style-name="P4">· Separador &lt;hr&gt;: <text:span text:style-name="T2">nos permite separar elementos con una línea horizontal. No es necesario etiqueta de cierre.</text:span></text:p>
      <text:p text:style-name="P4"><text:span text:style-name="T2"/></text:p>
      <text:p text:style-name="P4">· División &lt;div&gt;: <text:span text:style-name="T2">esta etiqueta nos va a permitir agrupar otros elementos HTML (párrafos, tablas, otras divisiones, etc.) para crear una agrupación mayor. A las divisiones también se les suele llamar capas.</text:span></text:p>
      <text:p text:style-name="P4"><text:span text:style-name="T2"/></text:p>
      <text:p text:style-name="P2">6. Cuerpo. Bloques de contenido. Divisiones anidadas.</text:p>
      <text:p text:style-name="P2"/>
      <text:p text:style-name="P4">· Divisiones anidadas: <text:span text:style-name="T2">como hemos comentado, las divisiones se pueden anidar, lo cual nos permitirá estructurar el contenido de nuestra página web en bloques mayores.</text:span></text:p>
      <text:p text:style-name="P4"><text:span text:style-name="T2"/></text:p>
      <text:p text:style-name="P4"><text:span text:style-name="T2"/></text:p>
      <text:p text:style-name="P2"><text:soft-page-break/>7. Cuerpo. Bloques de contenido. Cita larga.</text:p>
      <text:p text:style-name="P2"/>
      <text:p text:style-name="P4">· Cita larga &lt;blockquote&gt;: <text:span text:style-name="T2">permite incluir un texto largo que, a su vez, puede contener varios párrafos o, incluso, otras etiquetas. Como regla general, los navegadores suelen mostrar este bloque con un margen a izquierda y derecha.</text:span></text:p>
      <text:p text:style-name="P4"><text:span text:style-name="T2"/></text:p>
      <text:p text:style-name="P2">8. Cuerpo. Bloques de contenido. Formateo.</text:p>
      <text:p text:style-name="P2"/>
      <text:p text:style-name="P4">· Formateo &lt;pre&gt;: <text:span text:style-name="T2">esta etiqueta se utiliza cuando se quiere mantener los espacios, tabuladores y diseño del texto original.</text:span></text:p>
      <text:p text:style-name="P4"><text:span text:style-name="T2"/></text:p>
      <text:p text:style-name="P2">9. Secciones.</text:p>
      <text:p text:style-name="P2"/>
      <text:p text:style-name="P4">· Títulos &lt;h1&gt; &lt;h2&gt; &lt;h3&gt; &lt;h4&gt; &lt;h5&gt; &lt;h6&gt;: <text:span text:style-name="T2">estas etiquetas se utilizan para identificar títulos y subtítulos en nuestro contenido.</text:span></text:p>
      <text:p text:style-name="P4"><text:span text:style-name="T2"/></text:p>
      <text:p text:style-name="P4"><text:span text:style-name="T2">Si al documento HTML no se le indica alguna hoja de estilo, el navegador trabaja con la hoja de estilo por defecto. En esta, las etiquetas de título se muestran en tamaño inverso al número indicado en su etiqueta. Es decir, que a menor número, mayor tamaño.</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18:05:53.293000000</meta:creation-date>
    <dc:date>2024-01-03T18:29:54.843000000</dc:date>
    <meta:editing-duration>PT24M1S</meta:editing-duration>
    <meta:editing-cycles>1</meta:editing-cycles>
    <meta:document-statistic meta:table-count="0" meta:image-count="0" meta:object-count="0" meta:page-count="3" meta:paragraph-count="60" meta:word-count="701" meta:character-count="4401" meta:non-whitespace-character-count="3760"/>
    <meta:generator>LibreOffice/7.6.2.1$Windows_X86_64 LibreOffice_project/56f7684011345957bbf33a7ee678afaf4d2ba333</meta:generator>
  </office:meta>
</office:document-meta>
</file>